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760b" officeooo:paragraph-rsid="0004760b" style:font-size-asian="10pt" style:font-size-complex="10pt"/>
    </style:style>
    <style:style style:name="P2" style:family="paragraph" style:parent-style-name="Standard">
      <style:text-properties fo:font-size="10pt" officeooo:rsid="0006dd75" officeooo:paragraph-rsid="0006dd75" style:font-size-asian="10pt" style:font-size-complex="10pt"/>
    </style:style>
    <style:style style:name="P3" style:family="paragraph" style:parent-style-name="Standard">
      <style:text-properties fo:font-size="10pt" officeooo:rsid="0015ff80" officeooo:paragraph-rsid="0015ff80" style:font-size-asian="10pt" style:font-size-complex="10pt"/>
    </style:style>
    <style:style style:name="P4" style:family="paragraph" style:parent-style-name="Standard">
      <style:text-properties officeooo:paragraph-rsid="0008db05"/>
    </style:style>
    <style:style style:name="P5" style:family="paragraph" style:parent-style-name="Standard">
      <style:text-properties officeooo:paragraph-rsid="000a5c00"/>
    </style:style>
    <style:style style:name="P6" style:family="paragraph" style:parent-style-name="Standard">
      <style:text-properties officeooo:paragraph-rsid="0013d1f2"/>
    </style:style>
    <style:style style:name="P7" style:family="paragraph" style:parent-style-name="Standard">
      <style:text-properties officeooo:paragraph-rsid="00153d61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a5c00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becd1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5e54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rsid="00067686" officeooo:paragraph-rsid="00067686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a5c00" officeooo:paragraph-rsid="000a5c00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b9e1" officeooo:paragraph-rsid="000eb9e1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d1f2" officeooo:paragraph-rsid="0013d1f2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c00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a5c00" officeooo:paragraph-rsid="000a5c00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becd1" officeooo:paragraph-rsid="000becd1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5e54" officeooo:paragraph-rsid="000e5e54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b9e1" officeooo:paragraph-rsid="000eb9e1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3d1f2" officeooo:paragraph-rsid="0013d1f2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29" style:family="paragraph" style:parent-style-name="Standard">
      <style:text-properties fo:color="#000000" style:font-name="Consolas" fo:font-size="10pt" officeooo:rsid="0006dd75" officeooo:paragraph-rsid="0006dd75" style:font-size-asian="10pt" style:font-size-complex="10pt"/>
    </style:style>
    <style:style style:name="P30" style:family="paragraph" style:parent-style-name="Standard">
      <style:text-properties fo:color="#000000" style:font-name="Consolas" fo:font-size="10pt" officeooo:rsid="0008db05" officeooo:paragraph-rsid="0008db05" style:font-size-asian="10pt" style:font-size-complex="10pt"/>
    </style:style>
    <style:style style:name="P31" style:family="paragraph" style:parent-style-name="Standard">
      <style:text-properties fo:color="#000000" style:font-name="Consolas" fo:font-size="10pt" officeooo:rsid="0013d1f2" officeooo:paragraph-rsid="0013d1f2" style:font-size-asian="10pt" style:font-size-complex="10pt"/>
    </style:style>
    <style:style style:name="P32" style:family="paragraph" style:parent-style-name="Standard">
      <style:text-properties fo:color="#000000" style:font-name="Consolas" fo:font-size="10pt" officeooo:rsid="00153d61" officeooo:paragraph-rsid="00153d61" style:font-size-asian="10pt" style:font-size-complex="10pt"/>
    </style:style>
    <style:style style:name="P33" style:family="paragraph" style:parent-style-name="Standard">
      <style:text-properties fo:color="#000000" style:font-name="Consolas" fo:font-size="10pt" officeooo:rsid="0015ff80" officeooo:paragraph-rsid="0015ff80" style:font-size-asian="10pt" style:font-size-complex="10pt"/>
    </style:style>
    <style:style style:name="P34" style:family="paragraph" style:parent-style-name="Standard">
      <style:text-properties fo:color="#000000" style:font-name="Consolas" fo:font-size="10pt" officeooo:rsid="00177541" officeooo:paragraph-rsid="00177541" style:font-size-asian="10pt" style:font-size-complex="10pt"/>
    </style:style>
    <style:style style:name="P35" style:family="paragraph" style:parent-style-name="Standard">
      <style:text-properties fo:color="#000000" style:font-name="Consolas" fo:font-size="10pt" officeooo:rsid="0017d914" officeooo:paragraph-rsid="0017d914" style:font-size-asian="10pt" style:font-size-complex="10pt"/>
    </style:style>
    <style:style style:name="P36" style:family="paragraph" style:parent-style-name="Standard">
      <style:text-properties fo:color="#000000" style:font-name="Consolas" fo:font-size="10pt" officeooo:rsid="00181499" officeooo:paragraph-rsid="00181499" style:font-size-asian="10pt" style:font-size-complex="10pt"/>
    </style:style>
    <style:style style:name="P37" style:family="paragraph" style:parent-style-name="Standard">
      <style:text-properties fo:color="#000000" style:font-name="Consolas" fo:font-size="10pt" officeooo:rsid="00197605" officeooo:paragraph-rsid="00197605" style:font-size-asian="10pt" style:font-size-complex="10pt"/>
    </style:style>
    <style:style style:name="P38" style:family="paragraph" style:parent-style-name="Standard">
      <style:text-properties officeooo:paragraph-rsid="00177541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0a5c00" style:font-size-asian="10pt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7f0055" style:font-name="Consolas" fo:font-size="10pt" fo:font-weight="bold" style:font-size-asian="10pt" style:font-weight-asian="bold" fo:background-color="#d4d4d4"/>
    </style:style>
    <style:style style:name="T5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fo:color="#7f0055" style:font-name="Consolas" fo:font-weight="bold" style:font-weight-asian="bold"/>
    </style:style>
    <style:style style:name="T7" style:family="text">
      <style:text-properties fo:color="#7f0055" style:font-name="Consolas" fo:font-weight="bold" fo:background-color="#d4d4d4" loext:char-shading-value="0" style:font-weight-asian="bold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7f0055" fo:font-weight="bold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style:font-name="Consolas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officeooo:rsid="0008db05" style:font-size-asian="10pt" style:font-size-complex="10pt"/>
    </style:style>
    <style:style style:name="T14" style:family="text">
      <style:text-properties fo:color="#000000" style:font-name="Consolas" fo:font-size="10pt" officeooo:rsid="00153d61" style:font-size-asian="10pt" style:font-size-complex="10pt"/>
    </style:style>
    <style:style style:name="T15" style:family="text">
      <style:text-properties fo:color="#000000" style:font-name="Consolas" fo:font-size="10pt" officeooo:rsid="00177541" style:font-size-asian="10pt" style:font-size-complex="10pt"/>
    </style:style>
    <style:style style:name="T16" style:family="text">
      <style:text-properties fo:color="#000000" style:font-name="Consolas" fo:font-size="10pt" officeooo:rsid="000becd1" style:font-size-asian="10pt"/>
    </style:style>
    <style:style style:name="T17" style:family="text">
      <style:text-properties fo:color="#000000" style:font-name="Consolas" fo:font-size="10pt" officeooo:rsid="000e5e54" style:font-size-asian="10pt"/>
    </style:style>
    <style:style style:name="T18" style:family="text">
      <style:text-properties fo:color="#000000" style:font-name="Consolas" fo:font-size="10pt" style:font-size-asian="10pt"/>
    </style:style>
    <style:style style:name="T19" style:family="text">
      <style:text-properties fo:color="#000000" style:font-name="Consolas" fo:font-size="10pt" style:font-size-asian="10pt" fo:background-color="#d4d4d4"/>
    </style:style>
    <style:style style:name="T20" style:family="text">
      <style:text-properties fo:color="#000000" style:font-name="Consolas" fo:font-size="10pt" fo:background-color="#d4d4d4" loext:char-shading-value="0" style:font-size-asian="10pt"/>
    </style:style>
    <style:style style:name="T2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000000" style:font-name="Consolas" fo:font-size="10pt" fo:font-style="italic" style:font-size-asian="10pt" style:font-style-asian="italic"/>
    </style:style>
    <style:style style:name="T23" style:family="text">
      <style:text-properties fo:color="#000000" style:font-name="Consolas" fo:font-size="10pt" fo:font-style="italic" style:font-size-asian="10pt" style:font-style-asian="italic"/>
    </style:style>
    <style:style style:name="T24" style:family="text">
      <style:text-properties fo:color="#000000" style:font-name="Consolas" fo:font-size="10pt" fo:font-style="italic" style:font-size-asian="10pt" style:font-style-asian="italic" fo:background-color="#d4d4d4"/>
    </style:style>
    <style:style style:name="T25" style:family="text">
      <style:text-properties fo:color="#000000" style:font-name="Consolas" fo:background-color="#d4d4d4" loext:char-shading-value="0"/>
    </style:style>
    <style:style style:name="T26" style:family="text">
      <style:text-properties fo:color="#000000" style:font-name="Consolas" style:text-underline-style="solid" style:text-underline-width="auto" style:text-underline-color="font-color"/>
    </style:style>
    <style:style style:name="T27" style:family="text">
      <style:text-properties fo:color="#000000" style:text-underline-style="solid" style:text-underline-width="auto" style:text-underline-color="font-color"/>
    </style:style>
    <style:style style:name="T28" style:family="text">
      <style:text-properties fo:color="#6a3e3e" style:font-name="Consolas"/>
    </style:style>
    <style:style style:name="T29" style:family="text">
      <style:text-properties fo:color="#6a3e3e" style:font-name="Consolas" fo:font-size="10pt" style:font-size-asian="10pt"/>
    </style:style>
    <style:style style:name="T30" style:family="text">
      <style:text-properties fo:color="#6a3e3e" style:font-name="Consolas" fo:font-size="10pt" style:font-size-asian="10pt"/>
    </style:style>
    <style:style style:name="T31" style:family="text">
      <style:text-properties fo:color="#6a3e3e" style:font-name="Consolas" fo:font-size="10pt" style:font-size-asian="10pt" fo:background-color="#d4d4d4"/>
    </style:style>
    <style:style style:name="T32" style:family="text">
      <style:text-properties fo:color="#6a3e3e" style:font-name="Consolas" fo:font-size="10pt" fo:background-color="#d4d4d4" loext:char-shading-value="0" style:font-size-asian="10pt"/>
    </style:style>
    <style:style style:name="T33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4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5" style:family="text">
      <style:text-properties fo:color="#6a3e3e" style:font-name="Consolas" style:text-underline-style="solid" style:text-underline-width="auto" style:text-underline-color="font-color"/>
    </style:style>
    <style:style style:name="T36" style:family="text">
      <style:text-properties fo:color="#6a3e3e" style:font-name="Consolas" fo:background-color="#d4d4d4" loext:char-shading-value="0"/>
    </style:style>
    <style:style style:name="T37" style:family="text">
      <style:text-properties fo:color="#3f7f5f" style:font-name="Consolas"/>
    </style:style>
    <style:style style:name="T38" style:family="text">
      <style:text-properties fo:color="#3f7f5f" style:font-name="Consolas" fo:font-size="10pt" style:font-size-asian="10pt"/>
    </style:style>
    <style:style style:name="T39" style:family="text">
      <style:text-properties fo:color="#3f7f5f" style:font-name="Consolas" fo:font-size="10pt" style:font-size-asian="10pt"/>
    </style:style>
    <style:style style:name="T4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2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43" style:family="text">
      <style:text-properties fo:color="#2a00ff" style:font-name="Consolas" fo:font-size="10pt" style:font-size-asian="10pt"/>
    </style:style>
    <style:style style:name="T44" style:family="text">
      <style:text-properties fo:color="#2a00ff" style:font-name="Consolas" fo:font-size="10pt" style:font-size-asian="10pt"/>
    </style:style>
    <style:style style:name="T45" style:family="text">
      <style:text-properties fo:color="#2a00ff" style:font-name="Consolas" fo:font-size="10pt" fo:background-color="#d4d4d4" loext:char-shading-value="0" style:font-size-asian="10pt"/>
    </style:style>
    <style:style style:name="T4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span text:style-name="T6">public</text:span><text:span text:style-name="T11"> </text:span><text:span text:style-name="T6">class</text:span><text:span text:style-name="T11"> UserCode </text:span><text:span text:style-name="T6">extends</text:span><text:span text:style-name="T11"> Thread</text:span></text:p>
      <text:p text:style-name="P19">{</text:p>
      <text:p text:style-name="P15"><text:span text:style-name="T11"><text:tab/></text:span><text:span text:style-name="T6">public</text:span><text:span text:style-name="T11"> </text:span><text:span text:style-name="T7">int</text:span><text:span text:style-name="T11"> createThread(String </text:span><text:span text:style-name="T28">passed</text:span><text:span text:style-name="T11">)</text:span></text:p>
      <text:p text:style-name="P19"><text:tab/>{</text:p>
      <text:p text:style-name="P15"><text:span text:style-name="T11"><text:tab/><text:tab/></text:span><text:span text:style-name="T6">int</text:span><text:span text:style-name="T11"> </text:span><text:span text:style-name="T35">priority</text:span><text:span text:style-name="T11">;</text:span></text:p>
      <text:p text:style-name="P15"><text:span text:style-name="T11"><text:tab/><text:tab/></text:span><text:span text:style-name="T37">/*</text:span></text:p>
      <text:p text:style-name="P27"><text:tab/><text:tab/> * WAP to create a Thread . Set its name as passed in the argument</text:p>
      <text:p text:style-name="P27"><text:tab/><text:tab/> * and return its default priority.</text:p>
      <text:p text:style-name="P27"><text:tab/><text:tab/> * */</text:p>
      <text:p text:style-name="P15"><text:span text:style-name="T11"><text:tab/><text:tab/>UserCode </text:span><text:span text:style-name="T28">u</text:span><text:span text:style-name="T11">=</text:span><text:span text:style-name="T6">new</text:span><text:span text:style-name="T11"> UserCode();</text:span></text:p>
      <text:p text:style-name="P19"><text:tab/><text:tab/></text:p>
      <text:p text:style-name="P15"><text:span text:style-name="T11"><text:tab/><text:tab/></text:span><text:span text:style-name="T7">return</text:span><text:span text:style-name="T25"> </text:span><text:span text:style-name="T36">u</text:span><text:span text:style-name="T25">.getPriority();</text:span></text:p>
      <text:p text:style-name="P19"><text:tab/>}</text:p>
      <text:p text:style-name="P19">}</text:p>
      <text:p text:style-name="P13"/>
      <text:p text:style-name="P13"/>
      <text:p text:style-name="P14">2.</text:p>
      <text:p text:style-name="P14"><text:span text:style-name="T8">import</text:span><text:span text:style-name="T10"> </text:span><text:span text:style-name="T27">java.lang.Thread.State</text:span><text:span text:style-name="T10">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20">{</text:p>
      <text:p text:style-name="P8"><text:span text:style-name="T12"><text:tab/></text:span><text:span text:style-name="T1">public</text:span><text:span text:style-name="T12"> String findState(Thread </text:span><text:span text:style-name="T29">tName</text:span><text:span text:style-name="T12">)</text:span></text:p>
      <text:p text:style-name="P20"><text:tab/>{</text:p>
      <text:p text:style-name="P8"><text:span text:style-name="T12"><text:tab/><text:tab/>String </text:span><text:span text:style-name="T33">nn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28"><text:tab/><text:tab/> * WAP to accept a Thread as Argument and Return its STATE as result.</text:p>
      <text:p text:style-name="P28"><text:tab/><text:tab/> * */</text:p>
      <text:p text:style-name="P20"><text:tab/></text:p>
      <text:p text:style-name="P8"><text:span text:style-name="T12"><text:tab/><text:tab/></text:span><text:span text:style-name="T1">return</text:span><text:span text:style-name="T12"> </text:span><text:span text:style-name="T29">tName</text:span><text:span text:style-name="T12">.getState().toString();</text:span></text:p>
      <text:p text:style-name="P20"><text:tab/>}</text:p>
      <text:p text:style-name="P20">}</text:p>
      <text:p text:style-name="P14"/>
      <text:p text:style-name="P1"/>
      <text:p text:style-name="P2">3.</text:p>
      <text:p text:style-name="P2"><text:span text:style-name="T6">import</text:span><text:span text:style-name="T11"> </text:span><text:span text:style-name="T26">java.lang.Thread.State</text:span><text:span text:style-name="T11">;</text:span></text:p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20">{</text:p>
      <text:p text:style-name="P8"><text:span text:style-name="T12"><text:tab/></text:span><text:span text:style-name="T1">public</text:span><text:span text:style-name="T12"> String findThreadName(Thread </text:span><text:span text:style-name="T29">tName</text:span><text:span text:style-name="T12">)</text:span></text:p>
      <text:p text:style-name="P20"><text:tab/>{</text:p>
      <text:p text:style-name="P8"><text:span text:style-name="T12"><text:tab/><text:tab/>String </text:span><text:span text:style-name="T33">nn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28"><text:tab/><text:tab/> * WAP to accept a Thread as Argument and Return its NAME as result.</text:p>
      <text:p text:style-name="P8"><text:span text:style-name="T38"><text:tab/><text:tab/> * */</text:span><text:span text:style-name="T12"><text:tab/></text:span></text:p>
      <text:p text:style-name="P8"><text:span text:style-name="T12"><text:tab/><text:tab/></text:span><text:span text:style-name="T1">return</text:span><text:span text:style-name="T12"> </text:span><text:span text:style-name="T29">tName</text:span><text:span text:style-name="T12">.getName().toString();</text:span></text:p>
      <text:p text:style-name="P20"><text:tab/>}</text:p>
      <text:p text:style-name="P29">}</text:p>
      <text:p text:style-name="P29"/>
      <text:p text:style-name="P4"><text:span text:style-name="T13">4.</text:span><text:span text:style-name="T1">import</text:span><text:span text:style-name="T12"> </text:span><text:span text:style-name="T21">java.lang.Thread.State</text:span><text:span text:style-name="T12">;</text:span></text:p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</text:span><text:span text:style-name="T1">int</text:span><text:span text:style-name="T12"> findThreadPriority(Thread </text:span><text:span text:style-name="T29">tName</text:span><text:span text:style-name="T12">)</text:span></text:p>
      <text:p text:style-name="P20"><text:tab/>{</text:p>
      <text:p text:style-name="P8"><text:span text:style-name="T12"><text:tab/><text:tab/></text:span><text:span text:style-name="T1">int</text:span><text:span text:style-name="T12"> </text:span><text:span text:style-name="T33">priority</text:span><text:span text:style-name="T12">=0;</text:span></text:p>
      <text:p text:style-name="P8"><text:span text:style-name="T12"><text:tab/><text:tab/></text:span><text:span text:style-name="T38">/*</text:span></text:p>
      <text:p text:style-name="P28"><text:tab/><text:tab/> * WAP to accept a Thread as Argument and Return its PRIORITY Assigned to It.</text:p>
      <text:p text:style-name="P28"><text:tab/><text:tab/> * */</text:p>
      <text:p text:style-name="P8"><text:span text:style-name="T12"><text:tab/> <text:s text:c="3"/></text:span><text:span text:style-name="T1">return</text:span><text:span text:style-name="T12"> </text:span><text:span text:style-name="T29">tName</text:span><text:span text:style-name="T12">.getPriority();</text:span></text:p>
      <text:p text:style-name="P20"><text:soft-page-break/><text:tab/>}</text:p>
      <text:p text:style-name="P20">}</text:p>
      <text:p text:style-name="P20"/>
      <text:p text:style-name="P16"><text:span text:style-name="T12">6.<text:line-break/></text:span><text:span text:style-name="T42">Write a program the change the Thread's name "MYTHREAD" and return the same</text:span><text:span text:style-name="T12"> </text:span></text:p>
      <text:p text:style-name="P5"><text:span text:style-name="T1">import</text:span><text:span text:style-name="T12"> </text:span><text:span text:style-name="T21">java.lang.Thread.State</text:span><text:span text:style-name="T12">;</text:span></text:p>
      <text:p text:style-name="P9"><text:span text:style-name="T1">public</text:span><text:span text:style-name="T12"> </text:span><text:span text:style-name="T1">class</text:span><text:span text:style-name="T12"> UserCode </text:span></text:p>
      <text:p text:style-name="P21">{</text:p>
      <text:p text:style-name="P9"><text:span text:style-name="T12"><text:tab/></text:span><text:span text:style-name="T1">public</text:span><text:span text:style-name="T12"> </text:span><text:span text:style-name="T2">Thread</text:span><text:span text:style-name="T12"> findThreadPriority(Thread </text:span><text:span text:style-name="T29">tName</text:span><text:span text:style-name="T12">)</text:span></text:p>
      <text:p text:style-name="P22"><text:tab/>{</text:p>
      <text:p text:style-name="P22">tName.setName("MYTHREAD");</text:p>
      <text:p text:style-name="P22">return tName</text:p>
      <text:p text:style-name="P22">}</text:p>
      <text:p text:style-name="P22">}</text:p>
      <text:p text:style-name="P22"/>
      <text:p text:style-name="P10"><text:span text:style-name="T16">7.</text:span><text:span text:style-name="T1">import</text:span><text:span text:style-name="T12"> </text:span><text:span text:style-name="T21">java.lang.Thread.State</text:span><text:span text:style-name="T12">;</text:span></text:p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Thread changeThreadName(Thread </text:span><text:span text:style-name="T29">tName</text:span><text:span text:style-name="T12">)</text:span></text:p>
      <text:p text:style-name="P20"><text:tab/>{</text:p>
      <text:p text:style-name="P8"><text:span text:style-name="T12"><text:tab/><text:tab/></text:span><text:span text:style-name="T38">/*</text:span></text:p>
      <text:p text:style-name="P28"><text:tab/><text:tab/> * WAP to accept a Thread as Argument ,rename it to First 3 Letters of its name and Return</text:p>
      <text:p text:style-name="P8"><text:span text:style-name="T38"><text:tab/><text:tab/> * </text:span><text:span text:style-name="T40">Eg</text:span><text:span text:style-name="T38"> : If the Thread Name is HELLO <text:s/>, Set the name to HEL</text:span></text:p>
      <text:p text:style-name="P28"><text:tab/><text:tab/> * */</text:p>
      <text:p text:style-name="P8"><text:span text:style-name="T12"><text:tab/><text:tab/>String </text:span><text:span text:style-name="T29">s</text:span><text:span text:style-name="T12">=</text:span><text:span text:style-name="T29">tName</text:span><text:span text:style-name="T12">.getName();</text:span></text:p>
      <text:p text:style-name="P8"><text:span text:style-name="T12"><text:tab/><text:tab/></text:span><text:span text:style-name="T29">tName</text:span><text:span text:style-name="T12">.setName(</text:span><text:span text:style-name="T29">s</text:span><text:span text:style-name="T12">.substring(0,3));</text:span></text:p>
      <text:p text:style-name="P8"><text:span text:style-name="T12"><text:tab/><text:tab/></text:span><text:span text:style-name="T1">return</text:span><text:span text:style-name="T12"> </text:span><text:span text:style-name="T29">tName</text:span><text:span text:style-name="T12">;</text:span></text:p>
      <text:p text:style-name="P20"><text:tab/>}</text:p>
      <text:p text:style-name="P20">}</text:p>
      <text:p text:style-name="P23"/>
      <text:p text:style-name="P23"/>
      <text:p text:style-name="P11"><text:span text:style-name="T17">8.</text:span><text:span text:style-name="T1">import</text:span><text:span text:style-name="T12"> </text:span><text:span text:style-name="T21">java.lang.Thread.State</text:span><text:span text:style-name="T12">;</text:span></text:p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Thread changeThreadName(Thread </text:span><text:span text:style-name="T29">tName</text:span><text:span text:style-name="T12">)</text:span></text:p>
      <text:p text:style-name="P20"><text:tab/>{</text:p>
      <text:p text:style-name="P20"><text:tab/><text:tab/></text:p>
      <text:p text:style-name="P8"><text:span text:style-name="T12"><text:tab/><text:tab/></text:span><text:span text:style-name="T38">/*</text:span></text:p>
      <text:p text:style-name="P28"><text:tab/><text:tab/> * WAP to accept a Thread as Argument ,get its Name and find the vowels in it and rename the threads to </text:p>
      <text:p text:style-name="P28"><text:tab/><text:tab/> * concatenated form of vowels</text:p>
      <text:p text:style-name="P8"><text:span text:style-name="T38"><text:tab/><text:tab/> * </text:span><text:span text:style-name="T40">Eg</text:span><text:span text:style-name="T38"> : If the Thread Name is "EUROPE" change it to "UOE"</text:span></text:p>
      <text:p text:style-name="P28"><text:tab/><text:tab/> * */</text:p>
      <text:p text:style-name="P8"><text:span text:style-name="T12"><text:tab/><text:tab/>String </text:span><text:span text:style-name="T29">s</text:span><text:span text:style-name="T12">=</text:span><text:span text:style-name="T29">tName</text:span><text:span text:style-name="T12">.getName();</text:span></text:p>
      <text:p text:style-name="P8"><text:span text:style-name="T12"><text:tab/><text:tab/>String </text:span><text:span text:style-name="T29">u</text:span><text:span text:style-name="T12">=</text:span><text:span text:style-name="T43">""</text:span><text:span text:style-name="T12">;</text:span></text:p>
      <text:p text:style-name="P8"><text:span text:style-name="T12"><text:tab/><text:tab/></text:span><text:span text:style-name="T1">for</text:span><text:span text:style-name="T12"> (</text:span><text:span text:style-name="T1">int</text:span><text:span text:style-name="T12"> </text:span><text:span text:style-name="T29">i</text:span><text:span text:style-name="T12"> = 0; </text:span><text:span text:style-name="T29">i</text:span><text:span text:style-name="T12"> &lt; </text:span><text:span text:style-name="T29">s</text:span><text:span text:style-name="T12">.length(); </text:span><text:span text:style-name="T29">i</text:span><text:span text:style-name="T12">++)</text:span></text:p>
      <text:p text:style-name="P20"><text:tab/><text:tab/><text:tab/></text:p>
      <text:p text:style-name="P20"><text:s text:c="8"/>{</text:p>
      <text:p text:style-name="P8"><text:span text:style-name="T12"><text:tab/><text:tab/><text:tab/></text:span><text:span text:style-name="T1">char</text:span><text:span text:style-name="T12"> </text:span><text:span text:style-name="T29">c</text:span><text:span text:style-name="T12">=</text:span><text:span text:style-name="T29">s</text:span><text:span text:style-name="T12">.charAt(</text:span><text:span text:style-name="T29">i</text:span><text:span text:style-name="T12">);</text:span></text:p>
      <text:p text:style-name="P8"><text:span text:style-name="T12"><text:s text:c="12"/></text:span><text:span text:style-name="T1">if</text:span><text:span text:style-name="T12"> (</text:span><text:span text:style-name="T29">c</text:span><text:span text:style-name="T12"> == </text:span><text:span text:style-name="T43">'a'</text:span><text:span text:style-name="T12"> || </text:span><text:span text:style-name="T29">c</text:span><text:span text:style-name="T12">== </text:span><text:span text:style-name="T43">'e'</text:span><text:span text:style-name="T12"> || </text:span><text:span text:style-name="T29">c</text:span><text:span text:style-name="T12">== </text:span><text:span text:style-name="T43">'i'</text:span></text:p>
      <text:p text:style-name="P8"><text:span text:style-name="T12"><text:s text:c="20"/>|| </text:span><text:span text:style-name="T29">c</text:span><text:span text:style-name="T12"> == </text:span><text:span text:style-name="T43">'o'</text:span><text:span text:style-name="T12"> || </text:span><text:span text:style-name="T29">c</text:span><text:span text:style-name="T12"> == </text:span><text:span text:style-name="T43">'u'</text:span><text:span text:style-name="T12"> || </text:span><text:span text:style-name="T29">c</text:span><text:span text:style-name="T12"> ==</text:span><text:span text:style-name="T43">'A'</text:span><text:span text:style-name="T12"> || </text:span><text:span text:style-name="T29">c</text:span><text:span text:style-name="T12">==</text:span><text:span text:style-name="T43">'E'</text:span><text:span text:style-name="T12"> || </text:span><text:span text:style-name="T29">c</text:span><text:span text:style-name="T12"> == </text:span><text:span text:style-name="T43">'I'</text:span><text:span text:style-name="T12"> || </text:span><text:span text:style-name="T29">c</text:span><text:span text:style-name="T12">== </text:span><text:span text:style-name="T43">'O'</text:span><text:span text:style-name="T12">|| </text:span><text:span text:style-name="T29">c</text:span><text:span text:style-name="T12">== </text:span><text:span text:style-name="T43">'U'</text:span><text:span text:style-name="T12">)</text:span></text:p>
      <text:p text:style-name="P20"><text:s text:c="12"/>{</text:p>
      <text:p text:style-name="P8"><text:span text:style-name="T12"><text:s text:c="12"/><text:tab/></text:span><text:span text:style-name="T29">u</text:span><text:span text:style-name="T12">=</text:span><text:span text:style-name="T29">u</text:span><text:span text:style-name="T12">+</text:span><text:span text:style-name="T29">c</text:span><text:span text:style-name="T12">;</text:span></text:p>
      <text:p text:style-name="P20"><text:s text:c="12"/><text:tab/></text:p>
      <text:p text:style-name="P20"><text:s text:c="12"/>}</text:p>
      <text:p text:style-name="P8"><text:soft-page-break/><text:span text:style-name="T12"><text:s text:c="12"/></text:span><text:span text:style-name="T29">tName</text:span><text:span text:style-name="T12">.setName(</text:span><text:span text:style-name="T29">u</text:span><text:span text:style-name="T12">);</text:span></text:p>
      <text:p text:style-name="P20"><text:s text:c="8"/>}</text:p>
      <text:p text:style-name="P20"><text:tab/></text:p>
      <text:p text:style-name="P8"><text:span text:style-name="T12"><text:tab/><text:tab/></text:span><text:span text:style-name="T1">return</text:span><text:span text:style-name="T12"> </text:span><text:span text:style-name="T29">tName</text:span><text:span text:style-name="T12">;</text:span></text:p>
      <text:p text:style-name="P20"><text:tab/>}</text:p>
      <text:p text:style-name="P20"><text:tab/>}</text:p>
      <text:p text:style-name="P24"/>
      <text:p text:style-name="P24">9.</text:p>
      <text:p text:style-name="P11"><text:span text:style-name="T1">import</text:span><text:span text:style-name="T12"> </text:span><text:span text:style-name="T21">java.lang.Thread.State</text:span><text:span text:style-name="T12">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</text:span><text:span text:style-name="T1">int</text:span><text:span text:style-name="T12"> findAlive(Thread </text:span><text:span text:style-name="T29">tName</text:span><text:span text:style-name="T12">)</text:span></text:p>
      <text:p text:style-name="P20"><text:tab/>{</text:p>
      <text:p text:style-name="P8"><text:span text:style-name="T12"><text:tab/><text:tab/></text:span><text:span text:style-name="T1">int</text:span><text:span text:style-name="T12"> </text:span><text:span text:style-name="T33">IsAlive</text:span><text:span text:style-name="T12">=-1;</text:span></text:p>
      <text:p text:style-name="P20"><text:tab/><text:tab/></text:p>
      <text:p text:style-name="P8"><text:span text:style-name="T12"><text:tab/><text:tab/></text:span><text:span text:style-name="T38">/*</text:span></text:p>
      <text:p text:style-name="P28"><text:tab/><text:tab/> * WAP to accept a Thread as Argument , And check whether the Thread is active or not</text:p>
      <text:p text:style-name="P28"><text:tab/><text:tab/> * If YES return 1 and 0 else</text:p>
      <text:p text:style-name="P28"><text:tab/><text:tab/> * */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isAlive())</text:span></text:p>
      <text:p text:style-name="P8"><text:span text:style-name="T12"><text:tab/><text:tab/><text:tab/></text:span><text:span text:style-name="T1">return</text:span><text:span text:style-name="T12"> 1;</text:span></text:p>
      <text:p text:style-name="P8"><text:span text:style-name="T12"><text:tab/><text:tab/></text:span><text:span text:style-name="T1">else</text:span></text:p>
      <text:p text:style-name="P20"><text:tab/></text:p>
      <text:p text:style-name="P8"><text:span text:style-name="T12"><text:tab/><text:tab/></text:span><text:span text:style-name="T1">return</text:span><text:span text:style-name="T12"> 0;</text:span></text:p>
      <text:p text:style-name="P20"><text:tab/>}</text:p>
      <text:p text:style-name="P20">}</text:p>
      <text:p text:style-name="P24"/>
      <text:p text:style-name="P24"/>
      <text:p text:style-name="P25">10.</text:p>
      <text:p text:style-name="P17"><text:span text:style-name="T1">import</text:span><text:span text:style-name="T12"> </text:span><text:span text:style-name="T21">java.lang.Thread.State</text:span><text:span text:style-name="T12">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Thread changeThreadNamePriority(Thread </text:span><text:span text:style-name="T29">tName</text:span><text:span text:style-name="T12">)</text:span></text:p>
      <text:p text:style-name="P20"><text:tab/>{</text:p>
      <text:p text:style-name="P20"><text:tab/><text:tab/></text:p>
      <text:p text:style-name="P8"><text:span text:style-name="T12"><text:tab/><text:tab/></text:span><text:span text:style-name="T38">/*</text:span></text:p>
      <text:p text:style-name="P28"><text:tab/><text:tab/> * WAP to accept a Thread as Argument ,and change its name to first letter and last letter of the name.</text:p>
      <text:p text:style-name="P28"><text:tab/><text:tab/> * And change its priority to MAX and return.</text:p>
      <text:p text:style-name="P8"><text:span text:style-name="T38"><text:tab/><text:tab/> * </text:span><text:span text:style-name="T40">Eg</text:span><text:span text:style-name="T38">: IF thread Name is "HELLO" change it to "HO" and change the priority to MAX</text:span></text:p>
      <text:p text:style-name="P28"><text:tab/><text:tab/> * */</text:p>
      <text:p text:style-name="P8"><text:span text:style-name="T12"><text:tab/><text:tab/>String </text:span><text:span text:style-name="T29">s</text:span><text:span text:style-name="T12">=</text:span><text:span text:style-name="T29">tName</text:span><text:span text:style-name="T12">.getName();</text:span></text:p>
      <text:p text:style-name="P8"><text:span text:style-name="T12"><text:tab/><text:tab/>String </text:span><text:span text:style-name="T29">s1</text:span><text:span text:style-name="T12">=</text:span><text:span text:style-name="T29">s</text:span><text:span text:style-name="T12">.substring(0,1);</text:span></text:p>
      <text:p text:style-name="P8"><text:span text:style-name="T12"><text:tab/><text:tab/>String </text:span><text:span text:style-name="T29">s2</text:span><text:span text:style-name="T12">=</text:span><text:span text:style-name="T29">s</text:span><text:span text:style-name="T12">.substring(</text:span><text:span text:style-name="T29">s</text:span><text:span text:style-name="T12">.length()-1);</text:span></text:p>
      <text:p text:style-name="P8"><text:span text:style-name="T12"><text:tab/><text:tab/></text:span><text:span text:style-name="T29">s1</text:span><text:span text:style-name="T12">=</text:span><text:span text:style-name="T29">s1</text:span><text:span text:style-name="T12">+</text:span><text:span text:style-name="T29">s2</text:span><text:span text:style-name="T12">;</text:span></text:p>
      <text:p text:style-name="P8"><text:span text:style-name="T12"><text:tab/><text:tab/></text:span><text:span text:style-name="T29">tName</text:span><text:span text:style-name="T12">.setName(</text:span><text:span text:style-name="T29">s1</text:span><text:span text:style-name="T12">);</text:span></text:p>
      <text:p text:style-name="P8"><text:span text:style-name="T12"><text:tab/><text:tab/></text:span><text:span text:style-name="T29">tName</text:span><text:span text:style-name="T12">.setPriority(10);</text:span></text:p>
      <text:p text:style-name="P20"><text:tab/></text:p>
      <text:p text:style-name="P8"><text:span text:style-name="T12"><text:tab/><text:tab/></text:span><text:span text:style-name="T1">return</text:span><text:span text:style-name="T12"> </text:span><text:span text:style-name="T29">tName</text:span><text:span text:style-name="T12">;</text:span></text:p>
      <text:p text:style-name="P20"><text:tab/>}</text:p>
      <text:p text:style-name="P20">}</text:p>
      <text:p text:style-name="P25"/>
      <text:p text:style-name="P25"/>
      <text:p text:style-name="P26">11.</text:p>
      <text:p text:style-name="P18"><text:soft-page-break/><text:span text:style-name="T1">import</text:span><text:span text:style-name="T12"> </text:span><text:span text:style-name="T21">java.lang.Thread.State</text:span><text:span text:style-name="T12">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String findThreadGroup(Thread </text:span><text:span text:style-name="T29">tName</text:span><text:span text:style-name="T12">)</text:span></text:p>
      <text:p text:style-name="P20"><text:tab/>{</text:p>
      <text:p text:style-name="P8"><text:span text:style-name="T12"><text:tab/><text:tab/>String </text:span><text:span text:style-name="T33">groupName</text:span><text:span text:style-name="T12">=</text:span><text:span text:style-name="T1">null</text:span><text:span text:style-name="T12">;</text:span></text:p>
      <text:p text:style-name="P20"><text:tab/><text:tab/></text:p>
      <text:p text:style-name="P8"><text:span text:style-name="T12"><text:tab/><text:tab/></text:span><text:span text:style-name="T38">/*</text:span></text:p>
      <text:p text:style-name="P28"><text:tab/><text:tab/> * WAP to accept a Thread as argument and return in which ThreadGroup it belong to.</text:p>
      <text:p text:style-name="P28"><text:tab/><text:tab/> * */</text:p>
      <text:p text:style-name="P20"><text:tab/><text:tab/></text:p>
      <text:p text:style-name="P8"><text:span text:style-name="T12"><text:tab/><text:tab/><text:tab/></text:span><text:span text:style-name="T1">return</text:span><text:span text:style-name="T12"> </text:span><text:span text:style-name="T29">tName</text:span><text:span text:style-name="T12">.getThreadGroup().toString();</text:span></text:p>
      <text:p text:style-name="P20"/>
      <text:p text:style-name="P20"><text:tab/>}</text:p>
      <text:p text:style-name="P20">}</text:p>
      <text:p text:style-name="P26"/>
      <text:p text:style-name="P30"/>
      <text:p text:style-name="P30"/>
      <text:p text:style-name="P31">12.</text:p>
      <text:p text:style-name="P6"><text:span text:style-name="T1">import</text:span><text:span text:style-name="T12"> </text:span><text:span text:style-name="T21">java.lang.Thread.State</text:span><text:span text:style-name="T12">;</text:span></text:p>
      <text:p text:style-name="P8"><text:span text:style-name="T1">public</text:span><text:span text:style-name="T12"> </text:span><text:span text:style-name="T1">class</text:span><text:span text:style-name="T12"> UserCode </text:span></text:p>
      <text:p text:style-name="P20">{</text:p>
      <text:p text:style-name="P8"><text:span text:style-name="T12"><text:tab/></text:span><text:span text:style-name="T1">public</text:span><text:span text:style-name="T12"> </text:span><text:span text:style-name="T20">String</text:span><text:span text:style-name="T12"> findThreadGroup(Thread </text:span><text:span text:style-name="T29">tName</text:span><text:span text:style-name="T12">)</text:span></text:p>
      <text:p text:style-name="P20"><text:tab/>{</text:p>
      <text:p text:style-name="P8"><text:span text:style-name="T12"><text:tab/><text:tab/>String </text:span><text:span text:style-name="T33">groupName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28"><text:tab/><text:tab/> * WAP to accept a Thread as argument and find in which ThreadGroup it belong to.</text:p>
      <text:p text:style-name="P28"><text:tab/><text:tab/> * IF the ThreadGroup is in main return "MAIN THREAD GROUP"</text:p>
      <text:p text:style-name="P28"><text:tab/><text:tab/> * Else return "CHILD THREAD GROUP"</text:p>
      <text:p text:style-name="P28"><text:tab/><text:tab/> * */</text:p>
      <text:p text:style-name="P8"><text:span text:style-name="T12"><text:tab/></text:span><text:span text:style-name="T1">if</text:span><text:span text:style-name="T12">(</text:span><text:span text:style-name="T29">tName</text:span><text:span text:style-name="T12">.getThreadGroup()==Thread.</text:span><text:span text:style-name="T22">currentThread</text:span><text:span text:style-name="T12">().getThreadGroup())</text:span></text:p>
      <text:p text:style-name="P8"><text:span text:style-name="T12"><text:tab/><text:tab/></text:span><text:span text:style-name="T5">return</text:span><text:span text:style-name="T20"> </text:span><text:span text:style-name="T45">"MAIN THREAD GROUP"</text:span><text:span text:style-name="T20">;</text:span></text:p>
      <text:p text:style-name="P8"><text:span text:style-name="T12"><text:tab/></text:span><text:span text:style-name="T1">else</text:span></text:p>
      <text:p text:style-name="P8"><text:span text:style-name="T12"><text:tab/><text:tab/></text:span><text:span text:style-name="T5">return</text:span><text:span text:style-name="T20"> </text:span><text:span text:style-name="T45">"CHILD THREAD GROUP"</text:span><text:span text:style-name="T20">;</text:span></text:p>
      <text:p text:style-name="P20"><text:tab/>}</text:p>
      <text:p text:style-name="P20">}</text:p>
      <text:p text:style-name="P31"/>
      <text:p text:style-name="P31"/>
      <text:p text:style-name="P7"><text:span text:style-name="T14">13.</text:span><text:span text:style-name="T1">import</text:span><text:span text:style-name="T12"> </text:span><text:span text:style-name="T21">java.lang.Thread.State</text:span><text:span text:style-name="T12">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20">{</text:p>
      <text:p text:style-name="P8"><text:span text:style-name="T12"><text:tab/></text:span><text:span text:style-name="T1">public</text:span><text:span text:style-name="T12"> </text:span><text:span text:style-name="T20">String</text:span><text:span text:style-name="T12"> findPriority(Thread </text:span><text:span text:style-name="T29">tName</text:span><text:span text:style-name="T12">)</text:span></text:p>
      <text:p text:style-name="P20"><text:tab/>{</text:p>
      <text:p text:style-name="P8"><text:span text:style-name="T12"><text:tab/><text:tab/>String </text:span><text:span text:style-name="T29">priorityText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28"><text:tab/><text:tab/> * WAP to accept a Thread as argument and find its Priority</text:p>
      <text:p text:style-name="P28"><text:tab/><text:tab/> If the priority is 1 return "LOW PRIORITY".</text:p>
      <text:p text:style-name="P28"><text:tab/><text:tab/> If the priority is 5 return "MEDIUM PRIORITY".</text:p>
      <text:p text:style-name="P28"><text:tab/><text:tab/> If the priority is 10 return "MAXIMUM PRIORITY".</text:p>
      <text:p text:style-name="P28"><text:tab/><text:tab/>*/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==1)</text:span></text:p>
      <text:p text:style-name="P8"><text:span text:style-name="T12"><text:tab/><text:tab/><text:tab/></text:span><text:span text:style-name="T5">return</text:span><text:span text:style-name="T20"> </text:span><text:span text:style-name="T45">"LOW PRIORITY"</text:span><text:span text:style-name="T20">;</text:span>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==5)</text:span></text:p>
      <text:p text:style-name="P8"><text:span text:style-name="T12"><text:tab/><text:tab/><text:tab/></text:span><text:span text:style-name="T5">return</text:span><text:span text:style-name="T20"> </text:span><text:span text:style-name="T45">"MEDIUM PRIORITY"</text:span><text:span text:style-name="T20">;</text:span></text:p>
      <text:p text:style-name="P8"><text:soft-page-break/><text:span text:style-name="T12"><text:tab/><text:tab/></text:span><text:span text:style-name="T1">if</text:span><text:span text:style-name="T12">(</text:span><text:span text:style-name="T29">tName</text:span><text:span text:style-name="T12">.getPriority()==10)</text:span></text:p>
      <text:p text:style-name="P8"><text:span text:style-name="T12"><text:tab/><text:tab/><text:tab/></text:span><text:span text:style-name="T5">return</text:span><text:span text:style-name="T20"> </text:span><text:span text:style-name="T45">"MAXIMUM PRIORITY"</text:span><text:span text:style-name="T20">;</text:span></text:p>
      <text:p text:style-name="P8"><text:span text:style-name="T12"><text:tab/><text:tab/></text:span><text:span text:style-name="T5">return</text:span><text:span text:style-name="T20"> </text:span><text:span text:style-name="T32">priorityText</text:span><text:span text:style-name="T20">;</text:span></text:p>
      <text:p text:style-name="P20"><text:tab/><text:tab/></text:p>
      <text:p text:style-name="P20"><text:tab/>}</text:p>
      <text:p text:style-name="P20">}</text:p>
      <text:p text:style-name="P32"/>
      <text:p text:style-name="P32"/>
      <text:p text:style-name="P33">14.</text:p>
      <text:p text:style-name="P3"><text:span text:style-name="T6">import</text:span><text:span text:style-name="T11"> </text:span><text:span text:style-name="T26">java.lang.Thread.State</text:span><text:span text:style-name="T11">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20">{</text:p>
      <text:p text:style-name="P8"><text:span text:style-name="T12"><text:tab/></text:span><text:span text:style-name="T1">public</text:span><text:span text:style-name="T12"> String findPriority(Thread </text:span><text:span text:style-name="T29">tName</text:span><text:span text:style-name="T12">)</text:span></text:p>
      <text:p text:style-name="P20"><text:tab/>{</text:p>
      <text:p text:style-name="P8"><text:span text:style-name="T12"><text:tab/><text:tab/>String </text:span><text:span text:style-name="T29">priorityText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28"><text:tab/><text:tab/> * WAP to accept a Thread as argument and find its Priority</text:p>
      <text:p text:style-name="P28"><text:tab/><text:tab/> If the priority is 0 return "LOW PRIORITY".</text:p>
      <text:p text:style-name="P28"><text:tab/><text:tab/> If the priority is between 1 and 4 return "BELOW NORMAL PRIORITY"</text:p>
      <text:p text:style-name="P28"><text:tab/><text:tab/> If the priority is 5 return "NORMAL PRIORITY".</text:p>
      <text:p text:style-name="P28"><text:tab/><text:tab/> If the priority is between 6 and 9 return "ABOVE NORMAL PRIORITY"</text:p>
      <text:p text:style-name="P28"><text:tab/><text:tab/> If the priority is 10 return "MAXIMUM PRIORITY".</text:p>
      <text:p text:style-name="P28"><text:tab/><text:tab/>*/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==0)</text:span></text:p>
      <text:p text:style-name="P8"><text:span text:style-name="T12"><text:tab/><text:tab/><text:tab/></text:span><text:span text:style-name="T1">return</text:span><text:span text:style-name="T12"> </text:span><text:span text:style-name="T43">"LOW PRIORITY"</text:span><text:span text:style-name="T12">;</text:span>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&gt;=1 &amp;&amp; </text:span><text:span text:style-name="T29">tName</text:span><text:span text:style-name="T12">.getPriority()&lt;=4)</text:span></text:p>
      <text:p text:style-name="P8"><text:span text:style-name="T12"><text:tab/><text:tab/><text:tab/></text:span><text:span text:style-name="T1">return</text:span><text:span text:style-name="T12"> </text:span><text:span text:style-name="T43">"BELOW NORMAL PRIORITY"</text:span><text:span text:style-name="T12">;</text:span>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==5)</text:span></text:p>
      <text:p text:style-name="P8"><text:span text:style-name="T12"><text:tab/><text:tab/><text:tab/></text:span><text:span text:style-name="T1">return</text:span><text:span text:style-name="T12"> </text:span><text:span text:style-name="T43">"NORMAL PRIORITY"</text:span><text:span text:style-name="T12">;</text:span>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&gt;=6 &amp;&amp; </text:span><text:span text:style-name="T29">tName</text:span><text:span text:style-name="T12">.getPriority()&lt;=9)</text:span></text:p>
      <text:p text:style-name="P8"><text:span text:style-name="T12"><text:tab/><text:tab/><text:tab/></text:span><text:span text:style-name="T1">return</text:span><text:span text:style-name="T12"> </text:span><text:span text:style-name="T43">"ABOVE NORMAL PRIORITY"</text:span><text:span text:style-name="T12">;</text:span></text:p>
      <text:p text:style-name="P8"><text:span text:style-name="T12"><text:tab/><text:tab/></text:span><text:span text:style-name="T1">if</text:span><text:span text:style-name="T12">(</text:span><text:span text:style-name="T29">tName</text:span><text:span text:style-name="T12">.getPriority()==10)</text:span></text:p>
      <text:p text:style-name="P8"><text:span text:style-name="T12"><text:tab/><text:tab/><text:tab/></text:span><text:span text:style-name="T1">return</text:span><text:span text:style-name="T12"> </text:span><text:span text:style-name="T43">"MAXIMUM PRIORITY"</text:span><text:span text:style-name="T12">;</text:span></text:p>
      <text:p text:style-name="P20"><text:tab/><text:tab/><text:tab/><text:tab/></text:p>
      <text:p text:style-name="P8"><text:span text:style-name="T12"><text:tab/><text:tab/></text:span><text:span text:style-name="T1">return</text:span><text:span text:style-name="T12"> </text:span><text:span text:style-name="T29">priorityText</text:span><text:span text:style-name="T12">;</text:span></text:p>
      <text:p text:style-name="P20"><text:tab/>}</text:p>
      <text:p text:style-name="P20">}</text:p>
      <text:p text:style-name="P33"/>
      <text:p text:style-name="P33"/>
      <text:p text:style-name="P38"><text:span text:style-name="T15">15.</text:span><text:span text:style-name="T1">import</text:span><text:span text:style-name="T12"> java.util.ArrayList;</text:span></text:p>
      <text:p text:style-name="P8"><text:span text:style-name="T1">import</text:span><text:span text:style-name="T12"> java.util.List;</text:span>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8"><text:span text:style-name="T12">{</text:span></text:p>
      <text:p text:style-name="P8"><text:span text:style-name="T12"><text:tab/></text:span><text:span text:style-name="T1">public</text:span><text:span text:style-name="T12"> List&lt;Integer&gt; fillArray(</text:span><text:span text:style-name="T1">int</text:span><text:span text:style-name="T12"> </text:span><text:span text:style-name="T29">limit</text:span><text:span text:style-name="T12">) </text:span><text:span text:style-name="T1">throws</text:span><text:span text:style-name="T12"> InterruptedException</text:span></text:p>
      <text:p text:style-name="P8"><text:span text:style-name="T12"><text:tab/>{</text:span></text:p>
      <text:p text:style-name="P8"><text:span text:style-name="T12"><text:tab/><text:tab/>List&lt;Integer&gt; </text:span><text:span text:style-name="T29">out</text:span><text:span text:style-name="T12">=</text:span><text:span text:style-name="T1">new</text:span><text:span text:style-name="T12"> ArrayList&lt;Integer&gt;();</text:span></text:p>
      <text:p text:style-name="P8"><text:span text:style-name="T12"><text:tab/></text:span></text:p>
      <text:p text:style-name="P8"><text:span text:style-name="T12"><text:tab/><text:tab/></text:span><text:span text:style-name="T38">/*</text:span></text:p>
      <text:p text:style-name="P8"><text:span text:style-name="T38"><text:tab/><text:tab/> * WAP to accept a limit as argument and fill the ArrayList from 1 to that limit.</text:span></text:p>
      <text:p text:style-name="P8"><text:span text:style-name="T38"><text:tab/><text:tab/> Rule : Add each element by one second gap. Use Thread.sleep() for the delay.</text:span></text:p>
      <text:p text:style-name="P8"><text:span text:style-name="T38"><text:tab/><text:tab/>*/</text:span></text:p>
      <text:p text:style-name="P8"><text:span text:style-name="T12"><text:tab/><text:tab/></text:span><text:span text:style-name="T1">for</text:span><text:span text:style-name="T12">(</text:span><text:span text:style-name="T1">int</text:span><text:span text:style-name="T12"> </text:span><text:span text:style-name="T29">i</text:span><text:span text:style-name="T12">=1;</text:span><text:span text:style-name="T29">i</text:span><text:span text:style-name="T12">&lt;</text:span><text:span text:style-name="T29">limit</text:span><text:span text:style-name="T12">;</text:span><text:span text:style-name="T29">i</text:span><text:span text:style-name="T12">++)</text:span></text:p>
      <text:p text:style-name="P8"><text:span text:style-name="T12"><text:tab/><text:tab/>{</text:span></text:p>
      <text:p text:style-name="P8"><text:span text:style-name="T12"><text:tab/><text:tab/><text:tab/></text:span><text:span text:style-name="T29">out</text:span><text:span text:style-name="T12">.add(</text:span><text:span text:style-name="T29">i</text:span><text:span text:style-name="T12">);</text:span></text:p>
      <text:p text:style-name="P8"><text:span text:style-name="T12"><text:tab/><text:tab/><text:tab/>Thread.</text:span><text:span text:style-name="T22">sleep</text:span><text:span text:style-name="T12">(1000);</text:span></text:p>
      <text:p text:style-name="P8"><text:soft-page-break/><text:span text:style-name="T12"><text:tab/><text:tab/>}</text:span></text:p>
      <text:p text:style-name="P8"><text:span text:style-name="T12"><text:tab/><text:tab/></text:span><text:span text:style-name="T1">return</text:span><text:span text:style-name="T12"> </text:span><text:span text:style-name="T29">out</text:span><text:span text:style-name="T12">;</text:span></text:p>
      <text:p text:style-name="P8"><text:span text:style-name="T12"><text:tab/>}</text:span></text:p>
      <text:p text:style-name="P8"><text:span text:style-name="T12">}</text:span></text:p>
      <text:p text:style-name="P34"/>
      <text:p text:style-name="P34"/>
      <text:p text:style-name="P35">16.</text:p>
      <text:p text:style-name="P35"><text:span text:style-name="T8">import</text:span> <text:span text:style-name="T46">java.lang.Thread.State</text:span>;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8"><text:span text:style-name="T12">{</text:span></text:p>
      <text:p text:style-name="P8"><text:span text:style-name="T12"><text:tab/></text:span><text:span text:style-name="T1">public</text:span><text:span text:style-name="T12"> </text:span><text:span text:style-name="T19">String</text:span><text:span text:style-name="T12"> sleepThread(Thread </text:span><text:span text:style-name="T29">tName</text:span><text:span text:style-name="T12">) </text:span><text:span text:style-name="T1">throws</text:span><text:span text:style-name="T12"> Exception</text:span></text:p>
      <text:p text:style-name="P8"><text:span text:style-name="T12"><text:tab/>{</text:span></text:p>
      <text:p text:style-name="P8"><text:span text:style-name="T12"><text:tab/><text:tab/>String </text:span><text:span text:style-name="T33">statusText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8"><text:span text:style-name="T38"><text:tab/><text:tab/> * WAP to accept a Thread as argument .</text:span></text:p>
      <text:p text:style-name="P8"><text:span text:style-name="T38"><text:tab/><text:tab/> start the thread , and make it sleep for 5 seconds , find the status and return</text:span></text:p>
      <text:p text:style-name="P8"><text:span text:style-name="T38"><text:tab/><text:tab/> * </text:span></text:p>
      <text:p text:style-name="P8"><text:span text:style-name="T38"><text:tab/><text:tab/>*/</text:span></text:p>
      <text:p text:style-name="P8"><text:span text:style-name="T12"><text:tab/><text:tab/>Thread </text:span><text:span text:style-name="T33">t</text:span><text:span text:style-name="T12">=</text:span><text:span text:style-name="T1">new</text:span><text:span text:style-name="T12"> Thread (</text:span><text:span text:style-name="T29">tName</text:span><text:span text:style-name="T12">);</text:span></text:p>
      <text:p text:style-name="P8"><text:span text:style-name="T12"><text:tab/><text:tab/></text:span><text:span text:style-name="T29">tName</text:span><text:span text:style-name="T12">.start();</text:span></text:p>
      <text:p text:style-name="P8"><text:span text:style-name="T12"><text:tab/><text:tab/>Thread.</text:span><text:span text:style-name="T24">sleep</text:span><text:span text:style-name="T12">(5000);</text:span></text:p>
      <text:p text:style-name="P8"><text:span text:style-name="T12"><text:tab/><text:tab/></text:span><text:span text:style-name="T4">return</text:span><text:span text:style-name="T19"> </text:span><text:span text:style-name="T31">tName</text:span><text:span text:style-name="T19">.getState().toString();</text:span></text:p>
      <text:p text:style-name="P8"><text:span text:style-name="T12"><text:tab/>}</text:span></text:p>
      <text:p text:style-name="P8"><text:span text:style-name="T12">}</text:span></text:p>
      <text:p text:style-name="P35"/>
      <text:p text:style-name="P35"/>
      <text:p text:style-name="P36">17.</text:p>
      <text:p text:style-name="P36"><text:span text:style-name="T8">import</text:span> <text:span text:style-name="T46">java.lang.Thread.State</text:span>;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8"><text:span text:style-name="T12">{</text:span></text:p>
      <text:p text:style-name="P8"><text:span text:style-name="T12"><text:tab/></text:span><text:span text:style-name="T1">public</text:span><text:span text:style-name="T12"> String findInitialFinalStatus(Thread </text:span><text:span text:style-name="T29">tName</text:span><text:span text:style-name="T12">) </text:span><text:span text:style-name="T1">throws</text:span><text:span text:style-name="T12"> InterruptedException</text:span></text:p>
      <text:p text:style-name="P8"><text:span text:style-name="T12"><text:tab/>{</text:span></text:p>
      <text:p text:style-name="P8"><text:span text:style-name="T12"><text:tab/><text:tab/>String </text:span><text:span text:style-name="T33">statusText</text:span><text:span text:style-name="T12">=</text:span><text:span text:style-name="T1">null</text:span><text:span text:style-name="T12">;</text:span></text:p>
      <text:p text:style-name="P8"><text:span text:style-name="T12"><text:tab/><text:tab/></text:span></text:p>
      <text:p text:style-name="P8"><text:span text:style-name="T12"><text:tab/><text:tab/></text:span><text:span text:style-name="T38">/*</text:span></text:p>
      <text:p text:style-name="P8"><text:span text:style-name="T38"><text:tab/><text:tab/> * WAP to accept a Thread as argument .</text:span></text:p>
      <text:p text:style-name="P8"><text:span text:style-name="T38"><text:tab/><text:tab/> find the initial status..make it sleep for 5000 milliseconds</text:span></text:p>
      <text:p text:style-name="P8"><text:span text:style-name="T38"><text:tab/><text:tab/> get the final status , concatenate with old status with a - and return</text:span></text:p>
      <text:p text:style-name="P8"><text:span text:style-name="T38"><text:tab/><text:tab/> </text:span><text:span text:style-name="T40">Eg</text:span><text:span text:style-name="T38"> : <text:s/>NEW-TERMINATED </text:span></text:p>
      <text:p text:style-name="P8"><text:span text:style-name="T38"><text:tab/><text:tab/> </text:span><text:span text:style-name="T40">Eg</text:span><text:span text:style-name="T38"> : RUNNABLE-TERMINATED</text:span></text:p>
      <text:p text:style-name="P8"><text:span text:style-name="T38"><text:tab/><text:tab/> * </text:span></text:p>
      <text:p text:style-name="P8"><text:span text:style-name="T38"><text:tab/><text:tab/>*/</text:span></text:p>
      <text:p text:style-name="P8"><text:span text:style-name="T12"><text:tab/><text:tab/>String </text:span><text:span text:style-name="T29">a</text:span><text:span text:style-name="T12">=</text:span><text:span text:style-name="T29">tName</text:span><text:span text:style-name="T12">.getState().toString();</text:span></text:p>
      <text:p text:style-name="P8"><text:span text:style-name="T12"><text:tab/><text:tab/>Thread.</text:span><text:span text:style-name="T22">sleep</text:span><text:span text:style-name="T12">(5000);</text:span></text:p>
      <text:p text:style-name="P8"><text:span text:style-name="T12"><text:tab/><text:tab/>String </text:span><text:span text:style-name="T29">b</text:span><text:span text:style-name="T12">=</text:span><text:span text:style-name="T29">tName</text:span><text:span text:style-name="T12">.getState().toString();</text:span></text:p>
      <text:p text:style-name="P8"><text:span text:style-name="T12"><text:tab/><text:tab/></text:span><text:span text:style-name="T1">return</text:span><text:span text:style-name="T12"> </text:span><text:span text:style-name="T29">a</text:span><text:span text:style-name="T12">+</text:span><text:span text:style-name="T43">'-'</text:span><text:span text:style-name="T12">+</text:span><text:span text:style-name="T29">b</text:span><text:span text:style-name="T12">;</text:span></text:p>
      <text:p text:style-name="P8"><text:span text:style-name="T12"><text:tab/>}</text:span></text:p>
      <text:p text:style-name="P8"><text:span text:style-name="T12">}</text:span></text:p>
      <text:p text:style-name="P36"/>
      <text:p text:style-name="P37">18.</text:p>
      <text:p text:style-name="P37"><text:span text:style-name="T8">import</text:span> <text:span text:style-name="T46">java.lang.Thread.State</text:span>;</text:p>
      <text:p text:style-name="P12"/>
      <text:p text:style-name="P8"><text:span text:style-name="T1">public</text:span><text:span text:style-name="T12"> </text:span><text:span text:style-name="T1">class</text:span><text:span text:style-name="T12"> UserCode </text:span><text:span text:style-name="T1">extends</text:span><text:span text:style-name="T12"> Thread</text:span></text:p>
      <text:p text:style-name="P8"><text:span text:style-name="T12">{</text:span></text:p>
      <text:p text:style-name="P8"><text:span text:style-name="T12"><text:tab/></text:span><text:span text:style-name="T1">public</text:span><text:span text:style-name="T12"> String findPriorityAndConvert(Thread </text:span><text:span text:style-name="T29">tName</text:span><text:span text:style-name="T12">)</text:span></text:p>
      <text:p text:style-name="P8"><text:soft-page-break/><text:span text:style-name="T12"><text:tab/>{</text:span></text:p>
      <text:p text:style-name="P8"><text:span text:style-name="T12"><text:tab/><text:tab/>String </text:span><text:span text:style-name="T29">Text</text:span><text:span text:style-name="T12">=</text:span><text:span text:style-name="T1">null</text:span><text:span text:style-name="T12">;</text:span></text:p>
      <text:p text:style-name="P8"><text:span text:style-name="T12"><text:tab/><text:tab/></text:span><text:span text:style-name="T38">/*</text:span></text:p>
      <text:p text:style-name="P8"><text:span text:style-name="T38"><text:tab/><text:tab/> * WAP to accept a Thread as argument. Find its priority and return it as words.</text:span></text:p>
      <text:p text:style-name="P8"><text:span text:style-name="T38"><text:tab/><text:tab/> </text:span><text:span text:style-name="T40">Eg</text:span><text:span text:style-name="T38"> : If priority is 1 , return ONE</text:span></text:p>
      <text:p text:style-name="P8"><text:span text:style-name="T38"><text:tab/><text:tab/> </text:span><text:span text:style-name="T40">Eg</text:span><text:span text:style-name="T38"> : If priority is 9 , return NINE </text:span></text:p>
      <text:p text:style-name="P8"><text:span text:style-name="T38"><text:tab/><text:tab/> * </text:span></text:p>
      <text:p text:style-name="P8"><text:span text:style-name="T38"><text:tab/><text:tab/>*/</text:span></text:p>
      <text:p text:style-name="P8"><text:span text:style-name="T12"><text:tab/><text:tab/></text:span><text:span text:style-name="T1">int</text:span><text:span text:style-name="T12"> </text:span><text:span text:style-name="T29">t</text:span><text:span text:style-name="T12">=</text:span><text:span text:style-name="T29">tName</text:span><text:span text:style-name="T12">.getPriority();</text:span></text:p>
      <text:p text:style-name="P8"><text:span text:style-name="T12"><text:tab/><text:tab/></text:span><text:span text:style-name="T4">switch</text:span><text:span text:style-name="T12">(</text:span><text:span text:style-name="T29">t</text:span><text:span text:style-name="T12">)</text:span></text:p>
      <text:p text:style-name="P8"><text:span text:style-name="T12"><text:tab/><text:tab/>{</text:span></text:p>
      <text:p text:style-name="P8"><text:span text:style-name="T12"><text:tab/><text:tab/><text:tab/></text:span><text:span text:style-name="T1">case</text:span><text:span text:style-name="T12"> 1:</text:span></text:p>
      <text:p text:style-name="P8"><text:span text:style-name="T12"><text:tab/><text:tab/><text:tab/><text:tab/></text:span><text:span text:style-name="T29">Text</text:span><text:span text:style-name="T12">=</text:span><text:span text:style-name="T43">"ONE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2:</text:span></text:p>
      <text:p text:style-name="P8"><text:span text:style-name="T12"><text:tab/><text:tab/><text:tab/><text:tab/></text:span><text:span text:style-name="T29">Text</text:span><text:span text:style-name="T12">=</text:span><text:span text:style-name="T43">"TWO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3:</text:span></text:p>
      <text:p text:style-name="P8"><text:span text:style-name="T12"><text:tab/><text:tab/><text:tab/><text:tab/></text:span><text:span text:style-name="T29">Text</text:span><text:span text:style-name="T12">=</text:span><text:span text:style-name="T43">"THREE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4:</text:span></text:p>
      <text:p text:style-name="P8"><text:span text:style-name="T12"><text:tab/><text:tab/><text:tab/><text:tab/></text:span><text:span text:style-name="T29">Text</text:span><text:span text:style-name="T12">=</text:span><text:span text:style-name="T43">"FOUR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5:</text:span></text:p>
      <text:p text:style-name="P8"><text:span text:style-name="T12"><text:tab/><text:tab/><text:tab/><text:tab/></text:span><text:span text:style-name="T29">Text</text:span><text:span text:style-name="T12">=</text:span><text:span text:style-name="T43">"FIVE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6:</text:span></text:p>
      <text:p text:style-name="P8"><text:span text:style-name="T12"><text:tab/><text:tab/><text:tab/><text:tab/></text:span><text:span text:style-name="T29">Text</text:span><text:span text:style-name="T12">=</text:span><text:span text:style-name="T43">"SIX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7:</text:span></text:p>
      <text:p text:style-name="P8"><text:span text:style-name="T12"><text:tab/><text:tab/><text:tab/><text:tab/></text:span><text:span text:style-name="T29">Text</text:span><text:span text:style-name="T12">=</text:span><text:span text:style-name="T43">"SEVEN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8:</text:span></text:p>
      <text:p text:style-name="P8"><text:span text:style-name="T12"><text:tab/><text:tab/><text:tab/><text:tab/></text:span><text:span text:style-name="T29">Text</text:span><text:span text:style-name="T12">=</text:span><text:span text:style-name="T43">"EIGHT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9:</text:span></text:p>
      <text:p text:style-name="P8"><text:span text:style-name="T12"><text:tab/><text:tab/><text:tab/><text:tab/></text:span><text:span text:style-name="T29">Text</text:span><text:span text:style-name="T12">=</text:span><text:span text:style-name="T43">"NINE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text:tab/></text:span><text:span text:style-name="T1">case</text:span><text:span text:style-name="T12"> 10:</text:span></text:p>
      <text:p text:style-name="P8"><text:span text:style-name="T12"><text:tab/><text:tab/><text:tab/><text:tab/></text:span><text:span text:style-name="T29">Text</text:span><text:span text:style-name="T12">=</text:span><text:span text:style-name="T43">"TEN"</text:span><text:span text:style-name="T12">;</text:span></text:p>
      <text:p text:style-name="P8"><text:span text:style-name="T12"><text:tab/><text:tab/><text:tab/><text:tab/></text:span><text:span text:style-name="T1">break</text:span><text:span text:style-name="T12">;</text:span></text:p>
      <text:p text:style-name="P8"><text:span text:style-name="T12"><text:tab/><text:tab/></text:span><text:span text:style-name="T19">}</text:span></text:p>
      <text:p text:style-name="P8"><text:span text:style-name="T12"><text:tab/><text:tab/></text:span><text:span text:style-name="T1">return</text:span><text:span text:style-name="T12"> </text:span><text:span text:style-name="T29">Text</text:span><text:span text:style-name="T12"> ;</text:span></text:p>
      <text:p text:style-name="P8"><text:span text:style-name="T12"><text:tab/>}</text:span></text:p>
      <text:p text:style-name="P8"><text:span text:style-name="T12">}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8S</meta:editing-duration>
    <meta:editing-cycles>15</meta:editing-cycles>
    <meta:generator>LibreOffice/5.1.5.2$Windows_X86_64 LibreOffice_project/7a864d8825610a8c07cfc3bc01dd4fce6a9447e5</meta:generator>
    <dc:date>2019-05-23T10:12:33.251000000</dc:date>
    <meta:document-statistic meta:table-count="0" meta:image-count="0" meta:object-count="0" meta:page-count="7" meta:paragraph-count="342" meta:word-count="1043" meta:character-count="7354" meta:non-whitespace-character-count="5942"/>
    <meta:user-defined meta:name="Info 1"/>
    <meta:user-defined meta:name="Info 2"/>
    <meta:user-defined meta:name="Info 3"/>
    <meta:user-defined meta:name="Info 4"/>
  </office:meta>
</office:document-meta>
</file>